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642db" officeooo:paragraph-rsid="000642db" style:font-size-asian="21pt" style:font-size-complex="24pt"/>
    </style:style>
    <style:style style:name="P2" style:family="paragraph" style:parent-style-name="Heading_20_1">
      <style:text-properties officeooo:rsid="000642db" officeooo:paragraph-rsid="000642db"/>
    </style:style>
    <style:style style:name="P3" style:family="paragraph" style:parent-style-name="Text_20_body">
      <style:text-properties officeooo:paragraph-rsid="000642db"/>
    </style:style>
    <style:style style:name="P4" style:family="paragraph" style:parent-style-name="Text_20_body" style:list-style-name="L1">
      <style:text-properties officeooo:paragraph-rsid="000642db"/>
    </style:style>
    <style:style style:name="P5" style:family="paragraph" style:parent-style-name="Text_20_body">
      <style:text-properties officeooo:rsid="00083da6" officeooo:paragraph-rsid="00083da6"/>
    </style:style>
    <style:style style:name="P6" style:family="paragraph" style:parent-style-name="Text_20_body" style:list-style-name="L3">
      <style:text-properties officeooo:paragraph-rsid="00083da6"/>
    </style:style>
    <style:style style:name="P7" style:family="paragraph" style:parent-style-name="Text_20_body">
      <style:text-properties officeooo:rsid="0008ea20" officeooo:paragraph-rsid="0008ea20"/>
    </style:style>
    <style:style style:name="P8" style:family="paragraph" style:parent-style-name="Text_20_body">
      <style:text-properties officeooo:rsid="0008ecd6" officeooo:paragraph-rsid="0008ecd6"/>
    </style:style>
    <style:style style:name="P9" style:family="paragraph" style:parent-style-name="Text_20_body" style:list-style-name="L4">
      <style:text-properties officeooo:rsid="0008ecd6" officeooo:paragraph-rsid="0008ecd6"/>
    </style:style>
    <style:style style:name="P10" style:family="paragraph" style:parent-style-name="Text_20_body">
      <style:text-properties officeooo:paragraph-rsid="0008ecd6"/>
    </style:style>
    <style:style style:name="P11" style:family="paragraph" style:parent-style-name="Text_20_body" style:list-style-name="L4">
      <style:text-properties officeooo:paragraph-rsid="0008ecd6"/>
    </style:style>
    <style:style style:name="P12" style:family="paragraph" style:parent-style-name="Text_20_body" style:list-style-name="L6">
      <style:text-properties officeooo:rsid="0009264d" officeooo:paragraph-rsid="0009264d"/>
    </style:style>
    <style:style style:name="T1" style:family="text">
      <style:text-properties officeooo:rsid="000642db"/>
    </style:style>
    <style:style style:name="T2" style:family="text">
      <style:text-properties style:text-position="super 58%" officeooo:rsid="000642db"/>
    </style:style>
    <style:style style:name="T3" style:family="text">
      <style:text-properties officeooo:rsid="00083da6"/>
    </style:style>
    <style:style style:name="T4" style:family="text">
      <style:text-properties officeooo:rsid="0008ea20"/>
    </style:style>
    <style:style style:name="T5" style:family="text">
      <style:text-properties officeooo:rsid="0008ecd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</text:p>
      <text:p text:style-name="P1"/>
      <text:h text:style-name="P2" text:outline-level="1">Demandes</text:h>
      <text:p text:style-name="P3"/>
      <text:list xml:id="list3799168080" text:style-name="L3">
        <text:list-header>
          <text:p text:style-name="P6"><text:span text:style-name="T3">Création d'un site web permettant la création d'un vote disposant de plusieurs mode de scrutins et de dépouillement.</text:span></text:p>
        </text:list-header>
      </text:list>
      <text:h text:style-name="P2" text:outline-level="1">Contraintes</text:h>
      <text:p text:style-name="P3"/>
      <text:p text:style-name="P5">Framework : Bootstrap</text:p>
      <text:p text:style-name="P5">Langage : Php, JS, <text:span text:style-name="T4">SQL</text:span></text:p>
      <text:p text:style-name="P5">Législation : Règlementation quant au stockage de bulletins</text:p>
      <text:p text:style-name="P5">Sécurité : Anonymat, unicité du vote <text:span text:style-name="T5">et droit d'accès au formulaire</text:span></text:p>
      <text:p text:style-name="P7">Algorythmie : Dépouillement (exemple : méthode de Condorcet)</text:p>
      <text:p text:style-name="P8">Ergonomie : Drag &amp; Drop, affichage résultats</text:p>
      <text:p text:style-name="P3"/>
      <text:h text:style-name="P2" text:outline-level="1">Planning</text:h>
      <text:p text:style-name="P3"/>
      <text:p text:style-name="P3"><text:span text:style-name="T1">Échéances : </text:span></text:p>
      <text:list xml:id="list1843139706" text:style-name="L1">
        <text:list-item>
          <text:p text:style-name="P4"><text:span text:style-name="T1">16 janvier</text:span> : <text:span text:style-name="T1">1</text:span><text:span text:style-name="T2">ère</text:span><text:span text:style-name="T1"> soutenance</text:span></text:p>
        </text:list-item>
      </text:list>
      <text:list xml:id="list4027966817" text:style-name="L6">
        <text:list-item>
          <text:list>
            <text:list-item>
              <text:p text:style-name="P12">19 Septembre : Sujet</text:p>
            </text:list-item>
            <text:list-item>
              <text:p text:style-name="P12">26 Septembre : Cahier des charges</text:p>
            </text:list-item>
            <text:list-item>
              <text:p text:style-name="P12">5 Octobre :</text:p>
            </text:list-item>
            <text:list-item>
              <text:p text:style-name="P12">19 Octobre :</text:p>
            </text:list-item>
            <text:list-item>
              <text:p text:style-name="P12">16 Novembre :</text:p>
            </text:list-item>
            <text:list-item>
              <text:p text:style-name="P12">28 Novembre :</text:p>
            </text:list-item>
          </text:list>
        </text:list-item>
      </text:list>
      <text:list xml:id="list124945167002469" text:continue-list="list1843139706" text:style-name="L1">
        <text:list-item>
          <text:p text:style-name="P4"><text:s/><text:span text:style-name="T1">19-20 avril </text:span>: <text:span text:style-name="T1">2</text:span><text:span text:style-name="T2">nd</text:span><text:span text:style-name="T1"> soutenance</text:span></text:p>
        </text:list-item>
      </text:list>
      <text:p text:style-name="P3"/>
      <text:h text:style-name="P2" text:outline-level="1">Environnement</text:h>
      <text:p text:style-name="P3"/>
      <text:p text:style-name="P10"><text:span text:style-name="T3">Logiciels : </text:span></text:p>
      <text:list xml:id="list675546814" text:style-name="L4">
        <text:list-item>
          <text:p text:style-name="P11"><text:span text:style-name="T3">GitHub</text:span></text:p>
        </text:list-item>
        <text:list-item>
          <text:p text:style-name="P9">Notepad++</text:p>
        </text:list-item>
        <text:list-item>
          <text:p text:style-name="P9"><text:soft-page-break/>WampServer</text:p>
        </text:list-item>
        <text:list-item>
          <text:p text:style-name="P9">PhpMyAdmin</text:p>
        </text:list-item>
        <text:list-item>
          <text:p text:style-name="P9">FileZilla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1S</meta:editing-duration>
    <meta:editing-cycles>7</meta:editing-cycles>
    <meta:generator>LibreOffice/5.3.3.2$Windows_x86 LibreOffice_project/3d9a8b4b4e538a85e0782bd6c2d430bafe583448</meta:generator>
    <dc:date>2017-09-26T12:49:43.781000000</dc:date>
    <meta:document-statistic meta:table-count="0" meta:image-count="0" meta:object-count="0" meta:page-count="2" meta:paragraph-count="28" meta:word-count="122" meta:character-count="697" meta:non-whitespace-character-count="613"/>
    <meta:user-defined meta:name="Info 1"/>
    <meta:user-defined meta:name="Info 2"/>
    <meta:user-defined meta:name="Info 3"/>
    <meta:user-defined meta:name="Info 4"/>
  </office:meta>
</office:document-meta>
</file>